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ourier 10 Pitch1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Courier 10 Pitch1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Hands On</text:span></text:p>
            <text:p>Types, Containers, Context, Truth, and Operato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r Framework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#!/usr/bin/env perl</text:span></text:p>
                <text:p><text:span text:style-name="T2">use strict;</text:span></text:p>
                <text:p><text:span text:style-name="T2">use warnings;</text:span></text:p>
                <text:p><text:span text:style-name="T2">use feature 'say';</text:span></text:p>
                <text:p><text:span text:style-name="T2"/></text:p>
                <text:p><text:span text:style-name="T2"># … Your code …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ray of names:</text:p>
                <text:list>
                  <text:list-item>
                    <text:p>Assign a list of names of people in this room to an array.</text:p>
                  </text:list-item>
                  <text:list-item>
                    <text:p>Assign the entire array to another array.</text:p>
                  </text:list-item>
                  <text:list-item>
                    <text:p>Reverse the second array.</text:p>
                  </text:list-item>
                  <text:list-item>
                    <text:p>Print the first and second array, each on a separate line.</text:p>
                  </text:list-item>
                  <text:list-item>
                    <text:p>Fetch the second, and second from last elements.</text:p>
                    <text:list>
                      <text:list-item>
                        <text:p>Negative indices start from the end.</text:p>
                      </text:list-item>
                    </text:list>
                  </text:list-item>
                  <text:list-item>
                    <text:p>Print those specific elements, each on their own li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ray of numbers:</text:p>
                <text:list>
                  <text:list-item>
                    <text:p>Assign several numbers to an array.</text:p>
                  </text:list-item>
                  <text:list-item>
                    <text:p>Fetch an element count.</text:p>
                  </text:list-item>
                  <text:list-item>
                    <text:p>Derive average of the elements' values.</text:p>
                  </text:list-item>
                  <text:list-item>
                    <text:p>Now modify the code to use <text:span text:style-name="T2">List::Util::sum</text:span></text:p>
                  </text:list-item>
                  <text:list-item>
                    <text:p>Use <text:span text:style-name="T2">List::Util::shuffle</text:span> to shuffle the list.</text:p>
                  </text:list-item>
                  <text:list-item>
                    <text:p>Print each result set on its own line.</text:p>
                  </text:list-item>
                  <text:list-item>
                    <text:p>Print an element count from the original array.</text:p>
                  </text:list-item>
                  <text:list-item>
                    <text:p>Sum the 2<text:span text:style-name="T3">nd</text:span> through 4<text:span text:style-name="T3">th</text:span> elements and print the resul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se Code Translator</text:p>
                <text:list>
                  <text:list-item>
                    <text:p>Use a hash to map A .. Z to its Morse equivalent.</text:p>
                  </text:list-item>
                  <text:list-item>
                    <text:p>Put three spaces between Morse characters.</text:p>
                  </text:list-item>
                  <text:list-item>
                    <text:p>Put a newline between words.</text:p>
                  </text:list-item>
                  <text:list-item>
                    <text:p>Print your name in Morse code using the hash as a lookup table.</text:p>
                    <text:p/>
                  </text:list-item>
                  <text:list-item>
                    <text:p>Use “keys” to demonstrate that there are 26 entries in the Morse Code table.</text:p>
                  </text:list-item>
                  <text:list-item>
                    <text:p>Show that an entry exists for 'a' and for 'z'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tra Cred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e a script that transforms your first name from morse code back to text.</text:p>
                <text:p/>
              </text:list-item>
              <text:list-item>
                <text:p>String would be formatted as such:</text:p>
                <text:list>
                  <text:list-item>
                    <text:p>Morse tokens are separated by three spaces.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oose the operators that treat your data as you intend.</text:p>
              </text:list-item>
              <text:list-item>
                <text:p>Be mindful of context and how it affects semantics.</text:p>
              </text:list-item>
              <text:list-item>
                <text:p>Choose containers that simplify the task.</text:p>
              </text:list-item>
              <text:list-item>
                <text:p>Test assumptions easily with Test::M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16:45:54.348368769</meta:creation-date>
    <dc:date>2014-07-10T08:36:44.488022600</dc:date>
    <meta:editing-duration>PT2H25M31S</meta:editing-duration>
    <meta:editing-cycles>7</meta:editing-cycles>
    <meta:generator>LibreOffice/4.2.4.2$Linux_X86_64 LibreOffice_project/420m0$Build-2</meta:generator>
    <meta:document-statistic meta:object-count="48"/>
  </office:meta>
</office:document-meta>
</file>